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Trebuchet MS" svg:font-family="'Trebuchet MS'"/>
    <style:font-face style:name="arial1" svg:font-family="arial, sans-serif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1" style:family="table">
      <style:table-properties style:width="16.51cm" fo:margin-left="0cm" table:align="left" style:writing-mode="lr-tb"/>
    </style:style>
    <style:style style:name="Tabell1.A" style:family="table-column">
      <style:table-column-properties style:column-width="8.255cm"/>
    </style:style>
    <style:style style:name="Tabell1.A1" style:family="table-cell">
      <style:table-cell-properties style:vertical-align="top" fo:padding="0.176cm" fo:border="1pt solid #000000"/>
    </style:style>
    <style:style style:name="P1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arial1" fo:font-size="12pt" fo:letter-spacing="normal" fo:font-style="normal" fo:font-weight="normal" officeooo:paragraph-rsid="000e618e" fo:background-color="#ffffff" style:font-size-asian="12pt" style:font-size-complex="12pt"/>
    </style:style>
    <style:style style:name="P2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arial1" fo:font-size="12pt" fo:letter-spacing="normal" fo:font-style="normal" fo:font-weight="normal" officeooo:rsid="000f808b" officeooo:paragraph-rsid="001381e8" fo:background-color="#ffffff" style:font-size-asian="12pt" style:font-size-complex="12pt"/>
    </style:style>
    <style:style style:name="P3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arial1" fo:font-size="12pt" fo:letter-spacing="normal" fo:font-style="normal" fo:font-weight="normal" officeooo:rsid="0019494f" officeooo:paragraph-rsid="0019494f" fo:background-color="#ffffff" style:font-size-asian="12pt" style:font-size-complex="12pt"/>
    </style:style>
    <style:style style:name="P4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arial1" fo:font-size="12pt" fo:letter-spacing="normal" fo:font-style="normal" fo:font-weight="normal" officeooo:paragraph-rsid="000e618e" style:font-size-asian="12pt" style:font-size-complex="12pt"/>
    </style:style>
    <style:style style:name="P5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size="12pt" officeooo:paragraph-rsid="000aace8" style:font-size-asian="12pt" style:font-size-complex="12pt"/>
    </style:style>
    <style:style style:name="P6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</style:style>
    <style:style style:name="P7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  <style:text-properties fo:color="#222222" fo:font-size="12pt" fo:background-color="#ffffff" style:font-size-asian="12pt" style:font-size-complex="12pt"/>
    </style:style>
    <style:style style:name="P8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  <style:text-properties fo:color="#222222" fo:font-size="12pt" fo:background-color="#ffffff" style:font-size-asian="12pt" style:font-size-complex="12pt"/>
    </style:style>
    <style:style style:name="P9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  <style:text-properties fo:font-size="12pt" style:font-size-asian="12pt" style:font-size-complex="12pt"/>
    </style:style>
    <style:style style:name="P10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  <style:text-properties fo:font-size="12pt" style:font-size-asian="12pt" style:font-size-complex="12pt"/>
    </style:style>
    <style:style style:name="P11" style:family="paragraph" style:parent-style-name="Standard" style:list-style-name="LS3">
      <style:paragraph-properties fo:margin-top="0cm" fo:margin-bottom="0cm" style:contextual-spacing="false" fo:line-height="115%" fo:break-before="auto" fo:break-after="auto" style:writing-mode="lr-tb"/>
      <style:text-properties fo:font-size="12pt" style:font-size-asian="12pt" style:font-size-complex="12pt"/>
    </style:style>
    <style:style style:name="P12" style:family="paragraph" style:parent-style-name="Standard" style:list-style-name="LS4">
      <style:paragraph-properties fo:margin-top="0cm" fo:margin-bottom="0cm" style:contextual-spacing="false" fo:line-height="115%" fo:break-before="auto" fo:break-after="auto" style:writing-mode="lr-tb"/>
      <style:text-properties fo:font-size="12pt" style:font-size-asian="12pt" style:font-size-complex="12p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2pt" fo:font-style="italic" style:text-underline-style="none" fo:font-weight="bol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Courier New" fo:font-size="12pt" fo:font-style="normal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font-size="12pt" style:font-size-asian="12pt" style:font-size-complex="12pt"/>
    </style:style>
    <style:style style:name="P17" style:family="paragraph" style:parent-style-name="Standard" style:list-style-name="LS1">
      <style:paragraph-properties fo:margin-left="2.54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 Mono" fo:font-size="12pt" fo:letter-spacing="normal" fo:font-style="normal" fo:font-weight="normal" officeooo:rsid="000f808b" officeooo:paragraph-rsid="000f808b" fo:background-color="#ffffff" style:font-size-asian="12pt" style:font-size-complex="12pt"/>
    </style:style>
    <style:style style:name="P18" style:family="paragraph" style:parent-style-name="Standard" style:list-style-name="LS1">
      <style:paragraph-properties fo:margin-left="2.54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 Mono" fo:font-size="12pt" fo:letter-spacing="normal" fo:font-style="normal" fo:font-weight="normal" officeooo:rsid="000f808b" officeooo:paragraph-rsid="001381e8" fo:background-color="#ffffff" style:font-size-asian="12pt" style:font-size-complex="12pt"/>
    </style:style>
    <style:style style:name="T1" style:family="text">
      <style:text-properties fo:color="#222222" fo:background-color="#ffffff"/>
    </style:style>
    <style:style style:name="T2" style:family="text">
      <style:text-properties fo:color="#222222" fo:font-weight="bold" fo:background-color="#ffffff" style:font-weight-asian="bold" style:font-weight-complex="bold"/>
    </style:style>
    <style:style style:name="T3" style:family="text">
      <style:text-properties fo:color="#222222" style:font-name="Courier New" fo:font-size="10pt" fo:font-weight="bold" fo:background-color="#ffffff" style:font-name-asian="Courier New" style:font-size-asian="10pt" style:font-weight-asian="bold" style:font-name-complex="Courier New" style:font-size-complex="10pt" style:font-weight-complex="bold"/>
    </style:style>
    <style:style style:name="T4" style:family="text">
      <style:text-properties fo:color="#222222" style:font-name="Courier New" fo:font-weight="bold" fo:background-color="#ffffff" style:font-name-asian="Courier New" style:font-weight-asian="bold" style:font-name-complex="Courier New" style:font-weight-complex="bold"/>
    </style:style>
    <style:style style:name="T5" style:family="text">
      <style:text-properties fo:color="#222222" style:font-name="Courier New" fo:background-color="#ffffff" style:font-name-asian="Courier New" style:font-name-complex="Courier New"/>
    </style:style>
    <style:style style:name="T6" style:family="text">
      <style:text-properties fo:color="#222222" fo:font-size="10pt" fo:background-color="#ffffff" style:font-size-asian="10pt" style:font-size-complex="10pt"/>
    </style:style>
    <style:style style:name="T7" style:family="text">
      <style:text-properties fo:color="#222222" fo:font-size="12pt" fo:background-color="#ffffff" style:font-size-asian="12pt" style:font-size-complex="12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0" style:family="text">
      <style:text-properties fo:color="#000000" style:text-line-through-style="none" style:font-name="Arial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T11" style:family="text">
      <style:text-properties fo:color="#000000" style:text-line-through-style="none" style:font-name="Courier New" fo:font-size="11pt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12" style:family="text">
      <style:text-properties fo:color="#000000" style:text-line-through-style="none" style:font-name="Courier New" fo:font-style="normal" style:text-underline-style="none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13" style:family="text">
      <style:text-properties style:font-name="Courier New" fo:font-weight="bold" style:font-name-asian="Courier New" style:font-weight-asian="bold" style:font-name-complex="Courier New" style:font-weight-complex="bold"/>
    </style:style>
    <style:style style:name="T14" style:family="text">
      <style:text-properties fo:font-variant="normal" fo:text-transform="none" fo:color="#222222" style:font-name="arial1" fo:font-size="12pt" fo:letter-spacing="normal" fo:font-style="normal" fo:font-weight="normal" style:font-size-asian="12pt" style:font-size-complex="12pt"/>
    </style:style>
    <style:style style:name="T15" style:family="text">
      <style:text-properties officeooo:rsid="000c7a5c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officeooo:rsid="001381e8"/>
    </style:style>
    <style:style style:name="T19" style:family="text">
      <style:text-properties style:font-name="DejaVu Sans Mono"/>
    </style:style>
    <style:style style:name="T20" style:family="text">
      <style:text-properties style:font-name="DejaVu Sans Mono" officeooo:rsid="001381e8"/>
    </style:style>
    <style:style style:name="T21" style:family="text">
      <style:text-properties style:font-name="DejaVu Sans Mono" officeooo:rsid="00157df8"/>
    </style:style>
    <style:style style:name="T22" style:family="text">
      <style:text-properties officeooo:rsid="0013f1a8"/>
    </style:style>
    <style:style style:name="T23" style:family="text">
      <style:text-properties officeooo:rsid="00157df8"/>
    </style:style>
    <style:style style:name="T24" style:family="text">
      <style:text-properties officeooo:rsid="001b0c4d"/>
    </style:style>
    <style:style style:name="T25" style:family="text">
      <style:text-properties officeooo:rsid="001bfa83"/>
    </style:style>
    <style:style style:name="T26" style:family="text">
      <style:text-properties officeooo:rsid="001d9be8"/>
    </style:style>
    <style:style style:name="T27" style:family="text">
      <style:text-properties officeooo:rsid="001f912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_20_2">FlyCheck TODOs</text:p>
      <text:list xml:id="list1073286590285810687" text:style-name="LS1">
        <text:list-item>
          <text:p text:style-name="P1">If no errors hide *Flycheck errors* <text:span text:style-name="T27">buffer</text:span></text:p>
        </text:list-item>
        <text:list-item>
          <text:p text:style-name="P3"><text:span text:style-name="T26">S</text:span>ave should restart <text:span text:style-name="T24">current compilation </text:span>(<text:span text:style-name="T25">potentially </text:span>kill<text:span text:style-name="T25">ing</text:span> existing).</text:p>
        </text:list-item>
        <text:list-item>
          <text:p text:style-name="P4">If number of errors change buffer should resized using the same logic as before.</text:p>
        </text:list-item>
        <text:list-item>
          <text:p text:style-name="P4">Clicking on the Flycheck button on the bottom menu should display errors buffers</text:p>
        </text:list-item>
      </text:list>
      <text:p text:style-name="Heading_20_2">Genera<text:span text:style-name="T15">l</text:span> TODOS</text:p>
      <text:list xml:id="list182449595702988" text:continue-numbering="true" text:style-name="LS1">
        <text:list-item>
          <text:p text:style-name="P2"><text:span text:style-name="T20">std.algorithm.</text:span><text:span text:style-name="T19">reduce</text:span> should guess its unit argument based on fun <text:span text:style-name="T23">and </text:span><text:span text:style-name="T21">CommonType</text:span><text:span text:style-name="T23"> of input arguments according</text:span>:</text:p>
        </text:list-item>
        <text:list-item>
          <text:p text:style-name="P18">+, -: 0</text:p>
        </text:list-item>
        <text:list-item>
          <text:p text:style-name="P18">*: 1</text:p>
        </text:list-item>
        <text:list-item>
          <text:p text:style-name="P5"><text:span text:style-name="T1">Forgetting </text:span><text:span text:style-name="T2">[]</text:span><text:span text:style-name="T1"> should give better error messages in case such as:<text:line-break/></text:span><text:span text:style-name="T2"> <text:s text:c="3"/>ubyte[20] d; assert(d[].allZeros());</text:span></text:p>
        </text:list-item>
        <text:list-item>
          <text:p text:style-name="P7">Stack-trace for failed unittests or debuggable</text:p>
        </text:list-item>
        <text:list-item>
          <text:p text:style-name="P9"><text:span text:style-name="T1">Better feedback for unmatched template predicates:<text:line-break/></text:span><text:span text:style-name="T4">/home/per/Work/justd/geometry.d(553): Error: template instance geometry.Vector!(double, 0) does not match template declaration Vector(E, uint D, bool normalizedFlag = false, Orient orient = Orient.column) if (D &gt;= 1)<text:line-break/></text:span><text:span text:style-name="T1">should instead say something like:<text:line-break/></text:span><text:span text:style-name="T4">template parameter D doesn’t fullfil predicate (D &gt;= 1)</text:span></text:p>
        </text:list-item>
      </text:list>
      <text:list xml:id="list702606182309667177" text:style-name="LS2">
        <text:list-item>
          <text:p text:style-name="P10"><text:span text:style-name="T1">Accidentically assigning function templates to a variable may give a bit cryptic error message: </text:span><text:span text:style-name="T4">auto x = baseName;</text:span></text:p>
        </text:list-item>
        <text:list-item>
          <text:p text:style-name="P10"><text:span text:style-name="T1">User-defined </text:span><text:span text:style-name="T4">class File</text:span><text:span text:style-name="T5"> </text:span><text:span text:style-name="T1">together with </text:span><text:span text:style-name="T4">import std.stdio : File </text:span><text:span text:style-name="T1">gives no intelligent error message.</text:span></text:p>
        </text:list-item>
        <text:list-item>
          <text:p text:style-name="P10"><text:span text:style-name="T2">Binary</text:span><text:span text:style-name="T1"> </text:span><text:span text:style-name="T2">Serialization</text:span><text:span text:style-name="T1">: Add overloads for </text:span><text:span text:style-name="T4">to!ubyte[]</text:span><text:span text:style-name="T1"> in </text:span><text:span text:style-name="T4">std.conv</text:span><text:span text:style-name="T1">!?</text:span></text:p>
        </text:list-item>
        <text:list-item>
          <text:p text:style-name="P10"><text:span text:style-name="T1">Add </text:span><text:span text:style-name="T2">Warning Flag </text:span><text:span text:style-name="T1">about </text:span><text:span text:style-name="T2">Constructor Arguments</text:span><text:span text:style-name="T1"> that shadow struct/class members.</text:span></text:p>
        </text:list-item>
        <text:list-item>
          <text:p text:style-name="P8">Improve compiler context feedback for incorrect code in mixins</text:p>
        </text:list-item>
        <text:list-item>
          <text:p text:style-name="P6"><text:span text:style-name="T7">Make "Foreach Restrictions" at </text:span><text:a xlink:type="simple" xlink:href="http://dlang.org/statement.html"><text:span text:style-name="T17">http</text:span></text:a><text:a xlink:type="simple" xlink:href="http://dlang.org/statement.html"><text:span text:style-name="T17">://</text:span></text:a><text:a xlink:type="simple" xlink:href="http://dlang.org/statement.html"><text:span text:style-name="T17">dlang</text:span></text:a><text:a xlink:type="simple" xlink:href="http://dlang.org/statement.html"><text:span text:style-name="T17">.</text:span></text:a><text:a xlink:type="simple" xlink:href="http://dlang.org/statement.html"><text:span text:style-name="T17">org</text:span></text:a><text:a xlink:type="simple" xlink:href="http://dlang.org/statement.html"><text:span text:style-name="T17">/</text:span></text:a><text:a xlink:type="simple" xlink:href="http://dlang.org/statement.html"><text:span text:style-name="T17">statement</text:span></text:a><text:a xlink:type="simple" xlink:href="http://dlang.org/statement.html"><text:span text:style-name="T17">.</text:span></text:a><text:a xlink:type="simple" xlink:href="http://dlang.org/statement.html"><text:span text:style-name="T17">html</text:span></text:a><text:span text:style-name="T7"> error in compiler </text:span></text:p>
        </text:list-item>
        <text:list-item>
          <text:p text:style-name="P10"><text:span text:style-name="T1">Why doesn’t </text:span><text:span text:style-name="T5">!=</text:span><text:span text:style-name="T1"> work for types such as in:<text:line-break/> <text:s/></text:span><text:span text:style-name="T4">if (!is(CommonType!(typeof(min), typeof(max)) == void))</text:span></text:p>
        </text:list-item>
        <text:list-item>
          <text:p text:style-name="P10"><text:span text:style-name="T1">Better Error Message for: member function templates with missing extra ()<text:line-break/></text:span><text:span text:style-name="T4">@property pure @safe nothrow real magnitudeSquared() const if (isNumeric!E) { … }</text:span><text:span text:style-name="T2"><text:line-break/>should be<text:line-break/></text:span><text:span text:style-name="T4">@property pure @safe nothrow real magnitudeSquared()() const if (isNumeric!E) { … }<text:line-break/></text:span><text:span text:style-name="T1">DMD is obscure: </text:span><text:span text:style-name="T4">semicolon expected following function declaration</text:span></text:p>
        </text:list-item>
        <text:list-item>
          <text:p text:style-name="P8"><text:soft-page-break/>When Comparing Constants String-literals warn about duplicates</text:p>
          <text:list>
            <text:list-item>
              <text:p text:style-name="P8">if-else-if conditions and</text:p>
            </text:list-item>
            <text:list-item>
              <text:p text:style-name="P8">switch cases</text:p>
            </text:list-item>
          </text:list>
        </text:list-item>
        <text:list-item>
          <text:p text:style-name="P10">Error About <text:span text:style-name="T8">Duplicate Conditions</text:span> if-else-if-chains or switchs. May require CTFE.</text:p>
        </text:list-item>
        <text:list-item>
          <text:p text:style-name="P10">Builtin Memoization of Code Generation and Evaluation of Unit Tests and Perhaps Also pure functions (<text:span text:style-name="T8">Killer App!</text:span>)</text:p>
        </text:list-item>
        <text:list-item>
          <text:p text:style-name="P10">Typesafe Use of <text:span text:style-name="T8">Index </text:span>and <text:span text:style-name="T8">Slicing </text:span>using only <text:span text:style-name="T8">Unsigned Index Concept:</text:span></text:p>
        </text:list-item>
      </text:list>
      <table:table table:name="Tabell1" table:style-name="Tabell1">
        <table:table-column table:style-name="Tabell1.A" table:number-columns-repeated="2"/>
        <table:table-row>
          <table:table-cell table:style-name="Tabell1.A1" office:value-type="string">
            <text:p text:style-name="P13">Unsigned</text:p>
          </table:table-cell>
          <table:table-cell table:style-name="Tabell1.A1" office:value-type="string">
            <text:p text:style-name="P13">Signed</text:p>
          </table:table-cell>
        </table:table-row>
        <table:table-row>
          <table:table-cell table:style-name="Tabell1.A1" office:value-type="string">
            <text:p text:style-name="P14">Offset:</text:p>
            <text:p text:style-name="P15">ptr_t a.ptr</text:p>
          </table:table-cell>
          <table:table-cell table:style-name="Tabell1.A1" office:value-type="string">
            <text:p text:style-name="P14">Length, Direction:</text:p>
            <text:p text:style-name="P16"><text:span text:style-name="T12">ptrdiff_t d =</text:span><text:span text:style-name="T10"> </text:span><text:span text:style-name="T12">a.ptr - b.ptr;</text:span></text:p>
          </table:table-cell>
        </table:table-row>
        <table:table-row>
          <table:table-cell table:style-name="Tabell1.A1" office:value-type="string">
            <text:p text:style-name="P14">Point</text:p>
          </table:table-cell>
          <table:table-cell table:style-name="Tabell1.A1" office:value-type="string">
            <text:p text:style-name="P14">Vector</text:p>
          </table:table-cell>
        </table:table-row>
      </table:table>
      <text:list xml:id="list17" text:style-name="LS2">
        <text:list-item>
          <text:p text:style-name="P10"><text:span text:style-name="T8">Persistent CTFE Memoization</text:span>: Requires Compiler + Source Code Hashing</text:p>
          <text:list>
            <text:list-item>
              <text:p text:style-name="P10">Compiler Caching</text:p>
            </text:list-item>
            <text:list-item>
              <text:p text:style-name="P10">Could be shared of Network</text:p>
            </text:list-item>
            <text:list-item>
              <text:p text:style-name="P10">Write them on disk so user can see result of CTFE</text:p>
            </text:list-item>
            <text:list-item>
              <text:p text:style-name="P10">Extend <text:span text:style-name="T13">std.functional : memoize</text:span> to accept pure functions that takes an immutable mmap as input. Create wrapper that converts file to immutable mmap and performs memoization on the pure function.</text:p>
            </text:list-item>
          </text:list>
        </text:list-item>
      </text:list>
      <text:list xml:id="list6914185370242757430" text:style-name="LS3">
        <text:list-item>
          <text:p text:style-name="P11">Highlight <text:span text:style-name="T8">DDoc</text:span> Comment Tags and Sections in Emacs for example</text:p>
          <text:list>
            <text:list-item>
              <text:p text:style-name="P11">$(D alpha)</text:p>
            </text:list-item>
            <text:list-item>
              <text:p text:style-name="P11">Returns: </text:p>
            </text:list-item>
          </text:list>
        </text:list-item>
        <text:list-item>
          <text:p text:style-name="P11">And Overloads for single character operations on text markings</text:p>
          <text:list>
            <text:list-item>
              <text:p text:style-name="P11">b: Bold</text:p>
            </text:list-item>
            <text:list-item>
              <text:p text:style-name="P11">i: Italic</text:p>
            </text:list-item>
            <text:list-item>
              <text:p text:style-name="P11">p: Parameter</text:p>
            </text:list-item>
            <text:list-item>
              <text:p text:style-name="P11">etc</text:p>
            </text:list-item>
          </text:list>
        </text:list-item>
        <text:list-item>
          <text:p text:style-name="P11"><text:span text:style-name="T13">assert</text:span> and <text:span text:style-name="T13">enforce</text:span> should either capture arguments and their values (say a and b) of expressions (say a == b) and print their string values along with their values as C++ does with expression templates. Maybe we could use lazy here.</text:p>
        </text:list-item>
        <text:list-item>
          <text:p text:style-name="P11">Also: My try with <text:span text:style-name="T8">assertEqual</text:span>() and alikes are <text:span text:style-name="T8">slower </text:span>to call than assert and cannot be declared safe which is need in struct-local unittests.</text:p>
        </text:list-item>
        <text:list-item>
          <text:p text:style-name="P11">IDEs such as Eclipse DDT should understand how mixins are expanded and make these <text:span text:style-name="T8">expandable</text:span> in the editor</text:p>
        </text:list-item>
        <text:list-item>
          <text:p text:style-name="P11">Warn about unused returns in pure function calls</text:p>
        </text:list-item>
        <text:list-item>
          <text:p text:style-name="P11"><text:span text:style-name="T1">/home/per/Work/cognia/bound.d(74): Error: variable Exceptional cannot be read at compile time<text:line-break/>/home/per/Work/cognia/bound.d(74): <text:s text:c="7"/>while looking for match for Bound!(int, -2147483648, 2147483647, Exceptional)<text:line-break/></text:span><text:span text:style-name="T2">You need to declare it as immutable.</text:span></text:p>
        </text:list-item>
      </text:list>
      <text:list xml:id="list6980842845955078007" text:style-name="LS4">
        <text:list-item>
          <text:p text:style-name="P12"><text:soft-page-break/>Compiler should</text:p>
          <text:list>
            <text:list-item>
              <text:p text:style-name="P12">Warn about unused imports like Ada for example. This should be easy to fix.</text:p>
            </text:list-item>
            <text:list-item>
              <text:p text:style-name="P12">Explain why template instantiations with concept requirements doesn’t fullfil their needs:</text:p>
              <text:list>
                <text:list-item>
                  <text:p text:style-name="P12">For example for <text:span text:style-name="T13">opIndex</text:span> and length needs to be implemented for functions that operate <text:span text:style-name="T13">RandomAccessRanges</text:span> for example retro.</text:p>
                </text:list-item>
                <text:list-item>
                  <text:p text:style-name="P12">GCC concepts branch already does this and DMD should be at least as good as explaining. If D compiler doesn’t implement it someone else will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Trebuchet MS" svg:font-family="'Trebuchet MS'"/>
    <style:font-face style:name="arial1" svg:font-family="arial, sans-serif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</text:list-level-style-bullet>
      <text:list-level-style-bullet text:level="2" text:style-name="List2Level1" text:bullet-char="○">
        <style:list-level-properties text:space-before="1.905cm" text:min-label-width="0.635cm"/>
      </text:list-level-style-bullet>
      <text:list-level-style-bullet text:level="3" text:style-name="List2Level2" text:bullet-char="■">
        <style:list-level-properties text:space-before="3.492cm" text:min-label-width="0.318cm"/>
      </text:list-level-style-bullet>
      <text:list-level-style-bullet text:level="4" text:style-name="List2Level3" text:bullet-char="●">
        <style:list-level-properties text:space-before="4.445cm" text:min-label-width="0.635cm"/>
      </text:list-level-style-bullet>
      <text:list-level-style-bullet text:level="5" text:style-name="List2Level4" text:bullet-char="○">
        <style:list-level-properties text:space-before="5.715cm" text:min-label-width="0.635cm"/>
      </text:list-level-style-bullet>
      <text:list-level-style-bullet text:level="6" text:style-name="List2Level5" text:bullet-char="■">
        <style:list-level-properties text:space-before="7.302cm" text:min-label-width="0.318cm"/>
      </text:list-level-style-bullet>
      <text:list-level-style-bullet text:level="7" text:style-name="List2Level6" text:bullet-char="●">
        <style:list-level-properties text:space-before="8.255cm" text:min-label-width="0.635cm"/>
      </text:list-level-style-bullet>
      <text:list-level-style-bullet text:level="8" text:style-name="List2Level7" text:bullet-char="○">
        <style:list-level-properties text:space-before="9.525cm" text:min-label-width="0.635cm"/>
      </text:list-level-style-bullet>
      <text:list-level-style-bullet text:level="9" text:style-name="List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</text:list-level-style-bullet>
      <text:list-level-style-bullet text:level="2" text:style-name="List3Level1" text:bullet-char="○">
        <style:list-level-properties text:space-before="1.905cm" text:min-label-width="0.635cm"/>
      </text:list-level-style-bullet>
      <text:list-level-style-bullet text:level="3" text:style-name="List3Level2" text:bullet-char="■">
        <style:list-level-properties text:space-before="3.492cm" text:min-label-width="0.318cm"/>
      </text:list-level-style-bullet>
      <text:list-level-style-bullet text:level="4" text:style-name="List3Level3" text:bullet-char="●">
        <style:list-level-properties text:space-before="4.445cm" text:min-label-width="0.635cm"/>
      </text:list-level-style-bullet>
      <text:list-level-style-bullet text:level="5" text:style-name="List3Level4" text:bullet-char="○">
        <style:list-level-properties text:space-before="5.715cm" text:min-label-width="0.635cm"/>
      </text:list-level-style-bullet>
      <text:list-level-style-bullet text:level="6" text:style-name="List3Level5" text:bullet-char="■">
        <style:list-level-properties text:space-before="7.302cm" text:min-label-width="0.318cm"/>
      </text:list-level-style-bullet>
      <text:list-level-style-bullet text:level="7" text:style-name="List3Level6" text:bullet-char="●">
        <style:list-level-properties text:space-before="8.255cm" text:min-label-width="0.635cm"/>
      </text:list-level-style-bullet>
      <text:list-level-style-bullet text:level="8" text:style-name="List3Level7" text:bullet-char="○">
        <style:list-level-properties text:space-before="9.525cm" text:min-label-width="0.635cm"/>
      </text:list-level-style-bullet>
      <text:list-level-style-bullet text:level="9" text:style-name="List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0.635cm"/>
      </text:list-level-style-bullet>
      <text:list-level-style-bullet text:level="2" text:style-name="List4Level1" text:bullet-char="○">
        <style:list-level-properties text:space-before="1.905cm" text:min-label-width="0.635cm"/>
      </text:list-level-style-bullet>
      <text:list-level-style-bullet text:level="3" text:style-name="List4Level2" text:bullet-char="■">
        <style:list-level-properties text:space-before="3.492cm" text:min-label-width="0.318cm"/>
      </text:list-level-style-bullet>
      <text:list-level-style-bullet text:level="4" text:style-name="List4Level3" text:bullet-char="●">
        <style:list-level-properties text:space-before="4.445cm" text:min-label-width="0.635cm"/>
      </text:list-level-style-bullet>
      <text:list-level-style-bullet text:level="5" text:style-name="List4Level4" text:bullet-char="○">
        <style:list-level-properties text:space-before="5.715cm" text:min-label-width="0.635cm"/>
      </text:list-level-style-bullet>
      <text:list-level-style-bullet text:level="6" text:style-name="List4Level5" text:bullet-char="■">
        <style:list-level-properties text:space-before="7.302cm" text:min-label-width="0.318cm"/>
      </text:list-level-style-bullet>
      <text:list-level-style-bullet text:level="7" text:style-name="List4Level6" text:bullet-char="●">
        <style:list-level-properties text:space-before="8.255cm" text:min-label-width="0.635cm"/>
      </text:list-level-style-bullet>
      <text:list-level-style-bullet text:level="8" text:style-name="List4Level7" text:bullet-char="○">
        <style:list-level-properties text:space-before="9.525cm" text:min-label-width="0.635cm"/>
      </text:list-level-style-bullet>
      <text:list-level-style-bullet text:level="9" text:style-name="List4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dc:title/>
    <meta:initial-creator/>
    <dc:creator>Per Nordlöw</dc:creator>
    <meta:editing-cycles>20</meta:editing-cycles>
    <dc:date>2014-02-20T18:24:48.065947678</dc:date>
    <meta:editing-duration>PT4H7M18S</meta:editing-duration>
    <meta:document-statistic meta:table-count="1" meta:image-count="0" meta:object-count="0" meta:page-count="3" meta:paragraph-count="57" meta:word-count="644" meta:character-count="4083" meta:non-whitespace-character-count="3528"/>
  </office:meta>
</office:document-meta>
</file>